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text-properties fo:font-size="16pt" fo:font-weight="bold" officeooo:paragraph-rsid="0019ce11" style:font-size-asian="16pt" style:font-weight-asian="bold" style:font-size-complex="16pt" style:font-weight-complex="bold"/>
    </style:style>
    <style:style style:name="P2" style:family="paragraph" style:parent-style-name="List_20_Paragraph" style:list-style-name="WWNum1">
      <style:text-properties officeooo:paragraph-rsid="0019ce11"/>
    </style:style>
    <style:style style:name="P3" style:family="paragraph" style:parent-style-name="List_20_Paragraph" style:list-style-name="WWNum2">
      <style:text-properties officeooo:paragraph-rsid="0019ce11"/>
    </style:style>
    <style:style style:name="P4" style:family="paragraph" style:parent-style-name="List_20_Paragraph">
      <style:text-properties officeooo:paragraph-rsid="0019ce11"/>
    </style:style>
    <style:style style:name="P5" style:family="paragraph" style:parent-style-name="List_20_Paragraph" style:list-style-name="WWNum2">
      <style:paragraph-properties fo:margin-left="0cm" fo:margin-right="0cm" fo:text-indent="0cm" style:auto-text-indent="false"/>
      <style:text-properties officeooo:paragraph-rsid="0019ce11"/>
    </style:style>
    <style:style style:name="P6" style:family="paragraph" style:parent-style-name="Standard">
      <style:paragraph-properties fo:text-align="center" style:justify-single-word="false"/>
      <style:text-properties fo:font-size="12pt" fo:font-style="normal" style:text-underline-style="solid" style:text-underline-width="auto" style:text-underline-color="font-color" officeooo:paragraph-rsid="0019ce11" style:font-size-asian="12pt" style:font-style-asian="normal" style:font-size-complex="12pt" style:font-style-complex="normal"/>
    </style:style>
    <style:style style:name="P7" style:family="paragraph" style:parent-style-name="Standard">
      <style:text-properties officeooo:paragraph-rsid="0019ce11"/>
    </style:style>
    <style:style style:name="P8" style:family="paragraph" style:parent-style-name="Standard">
      <style:text-properties officeooo:rsid="0019ce11" officeooo:paragraph-rsid="0019ce11"/>
    </style:style>
    <style:style style:name="T1" style:family="text">
      <style:text-properties officeooo:rsid="001fd214"/>
    </style:style>
    <style:style style:name="T2" style:family="text">
      <style:text-properties style:text-underline-style="solid" style:text-underline-width="auto" style:text-underline-color="font-color" fo:font-weight="bold" style:font-weight-asian="bold"/>
    </style:style>
    <style:style style:name="T3" style:family="text">
      <style:text-properties officeooo:rsid="001ec526"/>
    </style:style>
    <style:style style:name="T4" style:family="text">
      <style:text-properties officeooo:rsid="0019ce11"/>
    </style:style>
    <style:style style:name="T5" style:family="text">
      <style:text-properties officeooo:rsid="001a48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cours développeur d’application - Python</text:p>
      <text:p text:style-name="P7"/>
      <text:p text:style-name="P6">Projet 5 : Utiliser la base de données OpenFoodFacts</text:p>
      <text:p text:style-name="P7"/>
      <text:list xml:id="list2702512398593974454" text:style-name="WWNum1">
        <text:list-item>
          <text:p text:style-name="P2"><text:span text:style-name="T2">Description du projet</text:span></text:p>
        </text:list-item>
      </text:list>
      <text:p text:style-name="P7">L’idée de ce projet est de réaliser un programme permettant à l’utilisateur de choisir un produit <text:span text:style-name="T1">alimentaire </text:span>dans une base de données et d’obtenir en retour un autre produit pouvant s<text:bookmark text:name="_GoBack"/>e substituer au <text:span text:style-name="T1">premier</text:span> selon des critères déterminés à l’avance. Enfin, l’utilisateur doit pouvoir enregistrer le résultat de <text:span text:style-name="T1">s</text:span>a re<text:span text:style-name="T1">cherche</text:span> en <text:span text:style-name="T1">tant que</text:span> « <text:span text:style-name="T1">f</text:span>avori » et pouvoir consulter <text:span text:style-name="T1">s</text:span>es favoris par la suite. Le programme s’exécute en ligne de commande. La base de données doit être réalisée à l’aide de MySQL et complétée à l’aide de données obtenue<text:span text:style-name="T1">s</text:span> via le site <text:a xlink:type="simple" xlink:href="http://www.openfoodfacts.com" text:style-name="Internet_20_link" text:visited-style-name="Visited_20_Internet_20_Link">www.openfoodfacts.com</text:a>. </text:p>
      <text:p text:style-name="P7"/>
      <text:list xml:id="list234853681724784" text:continue-numbering="true" text:style-name="WWNum1">
        <text:list-item>
          <text:p text:style-name="P2"><text:span text:style-name="T2">Conception de la base de données</text:span></text:p>
        </text:list-item>
      </text:list>
      <text:p text:style-name="P7">J’ai commencée par me demander quels concepts étaient au cœur du projet. Les trois concept que j’ai considéré comme étant essentiel à la réalisation de ce projet sont les suivants : Les produits, les catégories et enfin les favoris. </text:p>
      <text:p text:style-name="P7">Chacun de ces éléments fait donc l’objet d’une table dans ma base de données (cf Modèle Physique de <text:span text:style-name="T1">D</text:span>onnées joint dans <text:span text:style-name="T1">le </text:span>repository GitHub). </text:p>
      <text:p text:style-name="P7"/>
      <text:p text:style-name="P8">Le remplissage de la base de données se fait via un script python, qui crée une base de données MySQL et se connecte à l’API du site openfoodfacts pour obtenir des données au format json puis les importer dans la base de données. Le lien entre python et MySQL est réalisé à l’aide du module ‘MySQLdb’.</text:p>
      <text:p text:style-name="P8"/>
      <text:p text:style-name="P7"><text:span text:style-name="T4">Le site openfoodfacts.com contient un nombre très important de données, j’ai donc choisi de n’en sélectionner qu’un certain nombre.</text:span></text:p>
      <text:p text:style-name="P7"/>
      <text:list xml:id="list3591982680198142606" text:style-name="WWNum2">
        <text:list-item>
          <text:p text:style-name="P3"><text:span text:style-name="T4">La table « </text:span>Categories » <text:span text:style-name="T4">est remplie</text:span> selon les critères suivants : </text:p>
          <text:list>
            <text:list-item>
              <text:p text:style-name="P3"><text:span text:style-name="T4">Utilisation de l’URL ‘</text:span>fr.openfoodfacts.com’ afin de n’obtenir que les catégories utilisées par les produits français. </text:p>
            </text:list-item>
            <text:list-item>
              <text:p text:style-name="P3">Sélection des catégories contenant au moins 300 produits.</text:p>
            </text:list-item>
            <text:list-item>
              <text:p text:style-name="P3">Sélection des catégories dont l’ « id » commence par « en : » <text:span text:style-name="T4">qui sont les plus universelles. </text:span></text:p>
            </text:list-item>
            <text:list-item>
              <text:p text:style-name="P3">Enfin, <text:span text:style-name="T4">pour des raisons de présentations, seules</text:span> les catégories dont le nom ne commençait pas par « en : » <text:span text:style-name="T4">ont été récupérées.</text:span></text:p>
            </text:list-item>
            <text:list-item>
              <text:p text:style-name="P3">. </text:p>
            </text:list-item>
          </text:list>
          <text:p text:style-name="P5"><text:span text:style-name="T4">La table « Food » est également remplie selon certains critères. La s</text:span>élection <text:span text:style-name="T4">est</text:span> faite <text:span text:style-name="T4">encore une fois </text:span>sur les produits français. Le script contient quelques conditions pour écrémer les données et ne pas prendre les produits don<text:span text:style-name="T4">t</text:span> la description est trop incomplète (produit n’ayant aucune catégories). J’ai choisi de ne récupérer qu’un nombre très limités de champs à savoir : le nom, les 5 premières catégories, le score nutritionnel, les magasins dans lesquels trouver le produit et enfin l’adresse url permettant d’accéder à la fiche produit. </text:p>
        </text:list-item>
      </text:list>
      <text:p text:style-name="P4"/>
      <text:list xml:id="list234852854175509" text:continue-list="list234853681724784" text:style-name="WWNum1">
        <text:list-item>
          <text:p text:style-name="P2"><text:span text:style-name="T2">Conception du programme</text:span></text:p>
        </text:list-item>
      </text:list>
      <text:p text:style-name="P7">On peut décomposer le programme principal en deux fichiers. Tout d’abord, le fichier class_bdd.py qui contient la description des deux classes qui sont manipulées par le programme, à savoir les produits et les catégories. L’intérêt de ce fichier est de faire en quelque sorte une sérialisation/dé <text:soft-page-break/>sérialisation des données pour les manipuler. Les données au format json récupérée via l’API sont transformées en propriétés <text:span text:style-name="T4">d’une </text:span>classe puis ces propriétés sont <text:span text:style-name="T4">importées</text:span> dans la base de données MySQL. A l’inverse, lorsque le programme principal effectue des requêtes sur cette base de données, il transforme les données reçu en propriété d’une instance de la classe « Food » ou « Category ». </text:p>
      <text:p text:style-name="P7">Les critères de recherche d’un produit de substitution utilisés par l’algorithme du programme principal sont extrêmement simplifiés et ne sont pas basés sur des notions réalistes de nutrition. En effet, la fonction de recherche prend en paramètre un produit don<text:span text:style-name="T4">t</text:span> elle va récupérer les 5 catégories et le score nutritionnel. En sortie, elle va retourner un <text:s/>produit contenant au moins une catégorie en commun et un score nutritionnel équivalent. Ce choix se justifie à la fois par <text:span text:style-name="T4">un </text:span>manque de connaissance en nutrition mais également et surtout par une volonté d’avoir un programme fonctionnel avec un minimum de données. En effet, avec des critères de sélection trop restreints, je craignais d’avoir un nombre trop important de recherches n’aboutissant à aucun résultat. </text:p>
      <text:p text:style-name="P7"/>
      <text:list xml:id="list234852662806927" text:continue-numbering="true" text:style-name="WWNum1">
        <text:list-item>
          <text:p text:style-name="P2"><text:span text:style-name="T2">Difficultés rencontrées </text:span></text:p>
        </text:list-item>
      </text:list>
      <text:p text:style-name="P7">La première difficulté rencontrée a été de bien analyser les données disponibles dans la base openfoodfacts. En effet, il y a énormément de produits référencés, <text:span text:style-name="T4">mais</text:span> ces derniers sont entré<text:span text:style-name="T4">s</text:span> dans la base par les utilisateurs de l’application et il n’y a pas de contrôle sur la qualité des données renseignées. Il a donc fallu choisi<text:span text:style-name="T4">r</text:span> des critères permettant de trier les données récupérées et d’obtenir une base exploitable. <text:line-break/>L’autre difficulté a été de trouver un critère distinctif pour la recherche de substitut après être parti sur une comparaison uniquement basée sur les catégories des produits. En effet, le produit proposé en substitut étant toujours le premier de base de données à contenir au moins une catégorie en commun avec le produit choisi, le même substitut était souvent proposé pour tout type d’aliment. <text:line-break/>J’ai pu résoudre ce problème de cohérence sans remettre en cause toute la structure de la base de données en ajoutant pour chaque produit le « nutri_score ». L’ajout d’un critère discriminant a permis une plus grande diversité dans les résultats. </text:p>
      <text:p text:style-name="P7"/>
      <text:list xml:id="list234852980414608" text:continue-numbering="true" text:style-name="WWNum1">
        <text:list-item>
          <text:p text:style-name="P2"><text:span text:style-name="T2">Pistes d’amélioration. </text:span></text:p>
        </text:list-item>
      </text:list>
      <text:p text:style-name="P7">La principale piste d’amélioration concernant ce programme serait de modifier l’algorithme de recherche de substitut afin d’obtenir un résultat plus cohérent avec les règles de diététique.<text:line-break/>Ensuite, on pourrait envisager une interface plus user-friendly <text:span text:style-name="T4">que celle utilisée actuellement. Soit en développant l’utilisation de couleur dans le terminal, soit en développant une interface graphique.</text:span><text:line-break/><text:span text:style-name="T3">Enfin, la base de données du site </text:span><text:a xlink:type="simple" xlink:href="http://www.openfoodfacts.com/" text:style-name="Internet_20_link" text:visited-style-name="Visited_20_Internet_20_Link"><text:span text:style-name="T3">www.openfoodfacts.com</text:span></text:a><text:span text:style-name="T3"> est mise à jour quotidiennement via les ajouts des utilisateurs. On pourrait améliorer le script de création de la base de données du programme afin qu’elle se mette à jour automatiquement et régulièrement (par exemple une fois par semaine). </text:span></text:p>
      <text:p text:style-name="P7"/>
      <text:p text:style-name="P7">L’intégralité des livrables liés à ce projets sont disponibles sur GitHub à l’adresse suivante : <text:a xlink:type="simple" xlink:href="https://github.com/NanroYahel/P5_OpenFoodFacts" text:style-name="Internet_20_link" text:visited-style-name="Visited_20_Internet_20_Link"><text:span text:style-name="T4">https://github.com/NanroYahel/P5_OpenFoodFacts</text:span></text:a></text:p>
      <text:p text:style-name="P7"/>
      <text:p text:style-name="P8">Enfin, le projet à été effectué <text:span text:style-name="T5">selon </text:span>les critères d’une méthode agile. <text:span text:style-name="T5">Les différentes étapes de la création sont détaillées sur le tableau suivant : </text:span></text:p>
      <text:p text:style-name="P7"><text:span text:style-name="T1">https://trello.com/b/TFV2mKAe/p5openfoodfa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23:33:16.058614109</meta:creation-date>
    <dc:date>2017-11-13T23:47:56.250287515</dc:date>
    <meta:editing-duration>PT3M20S</meta:editing-duration>
    <meta:editing-cycles>1</meta:editing-cycles>
    <meta:generator>LibreOffice/5.1.6.2$Linux_X86_64 LibreOffice_project/10m0$Build-2</meta:generator>
    <meta:document-statistic meta:table-count="0" meta:image-count="0" meta:object-count="0" meta:page-count="2" meta:paragraph-count="26" meta:word-count="985" meta:character-count="6190" meta:non-whitespace-character-count="5225"/>
  </office:meta>
</office:document-meta>
</file>